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/22/09 coen 174</text:p>
      <text:p text:style-name="Standard"/>
      <text:p text:style-name="Standard">product revision:</text:p>
      <text:list xml:id="list1031915793" text:style-name="L1">
        <text:list-item>
          <text:p text:style-name="P1">maintainability – simplicity, conciseness, self-descriptiveness, modularity</text:p>
        </text:list-item>
        <text:list-item>
          <text:p text:style-name="P1">flexibility- simplicity, expandability, generality, modularity</text:p>
        </text:list-item>
        <text:list-item>
          <text:p text:style-name="P1">testability- simplicity, instrumentation (scaffolding - leave test classes in code) , self-descriptiveness, modularity</text:p>
        </text:list-item>
      </text:list>
      <text:p text:style-name="Standard">product transition</text:p>
      <text:list xml:id="list65786598" text:style-name="L2">
        <text:list-item>
          <text:p text:style-name="P2">portability – simplicity, s/w independence, machine independence</text:p>
        </text:list-item>
        <text:list-item>
          <text:p text:style-name="P2">re-usability- simplicity, generality, s/w independence, machine independence</text:p>
        </text:list-item>
        <text:list-item>
          <text:p text:style-name="P2">interoperability- modularity, communication commonality, data commonality</text:p>
        </text:list-item>
      </text:list>
      <text:p text:style-name="P4">product operation( EXAM: NAME TWO - THREE)</text:p>
      <text:list xml:id="list960423434" text:style-name="L3">
        <text:list-item>
          <text:p text:style-name="P3">correctness: does s/w satisfy the requirements? Traceability, completeness. consistency</text:p>
        </text:list-item>
        <text:list-item>
          <text:p text:style-name="P3">Reliability: does s/w always work as intended? Consistency, accuracy, error tolerance</text:p>
        </text:list-item>
        <text:list-item>
          <text:p text:style-name="P3">Usability: is the s/w easy to use? Operability, training, communicativeness</text:p>
        </text:list-item>
        <text:list-item>
          <text:p text:style-name="P3">Integrity: is the data secure? Access control, access audit</text:p>
        </text:list-item>
        <text:list-item>
          <text:p text:style-name="P3">Efficiency: how much time and space is required? <text:s/>Execution efficiency, storage efficiency</text:p>
        </text:list-item>
      </text:list>
      <text:p text:style-name="Standard">Cost of Quality </text:p>
      <text:list xml:id="list1024865392" text:style-name="L4">
        <text:list-item>
          <text:p text:style-name="P5">How much do we have to pay to make sure we get it right?</text:p>
        </text:list-item>
        <text:list-item>
          <text:p text:style-name="P5">How much do we have to pay when we don't get it right( we wont)</text:p>
          <text:list>
            <text:list-item>
              <text:p text:style-name="P5">prevention costs: costs we pay to prevent us from producing poor quality s/w in the first place</text:p>
              <text:list>
                <text:list-item>
                  <text:p text:style-name="P5">requirements design review</text:p>
                </text:list-item>
                <text:list-item>
                  <text:p text:style-name="P5">test equipment</text:p>
                </text:list-item>
              </text:list>
            </text:list-item>
            <text:list-item>
              <text:p text:style-name="P5">appraisal costs: costs we pay to make sure we did in fact produce quality software</text:p>
              <text:list>
                <text:list-item>
                  <text:p text:style-name="P5">testing</text:p>
                </text:list-item>
                <text:list-item>
                  <text:p text:style-name="P5">code inspections</text:p>
                </text:list-item>
                <text:list-item>
                  <text:p text:style-name="P5">return/repair</text:p>
                </text:list-item>
              </text:list>
            </text:list-item>
            <text:list-item>
              <text:p text:style-name="P5">failure costs: costs we pay when we didn't produce quality s/w</text:p>
              <text:list>
                <text:list-item>
                  <text:p text:style-name="P5">warrant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2T11:54:53</meta:creation-date>
    <dc:date>2009-10-22T12:49:56</dc:date>
    <meta:editing-duration>PT00H39M53S</meta:editing-duration>
    <meta:editing-cycles>5</meta:editing-cycles>
    <meta:generator>OpenOffice.org/3.0$Linux OpenOffice.org_project/300m15$Build-9379</meta:generator>
    <meta:document-statistic meta:table-count="0" meta:image-count="0" meta:object-count="0" meta:page-count="1" meta:paragraph-count="27" meta:word-count="216" meta:character-count="1438"/>
    <meta:user-defined meta:name="Info 1"/>
    <meta:user-defined meta:name="Info 2"/>
    <meta:user-defined meta:name="Info 3"/>
    <meta:user-defined meta:name="Info 4"/>
  </office:meta>
</office:document-meta>
</file>